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66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8.4681in"/>
    </style:style>
    <style:style style:name="co6" style:family="table-column">
      <style:table-column-properties fo:break-before="auto" style:column-width="1.8071in"/>
    </style:style>
    <style:style style:name="co7" style:family="table-column">
      <style:table-column-properties fo:break-before="auto" style:column-width="0.9811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0.6028in"/>
    </style:style>
    <style:style style:name="co11" style:family="table-column">
      <style:table-column-properties fo:break-before="auto" style:column-width="1.8535in"/>
    </style:style>
    <style:style style:name="co12" style:family="table-column">
      <style:table-column-properties fo:break-before="auto" style:column-width="0.6882in"/>
    </style:style>
    <style:style style:name="co13" style:family="table-column">
      <style:table-column-properties fo:break-before="auto" style:column-width="0.9425in"/>
    </style:style>
    <style:style style:name="co14" style:family="table-column">
      <style:table-column-properties fo:break-before="auto" style:column-width="0.6102in"/>
    </style:style>
    <style:style style:name="co15" style:family="table-column">
      <style:table-column-properties fo:break-before="auto" style:column-width="0.7492in"/>
    </style:style>
    <style:style style:name="co16" style:family="table-column">
      <style:table-column-properties fo:break-before="auto" style:column-width="0.695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572in"/>
    </style:style>
    <style:style style:name="co19" style:family="table-column">
      <style:table-column-properties fo:break-before="auto" style:column-width="0.4717in"/>
    </style:style>
    <style:style style:name="co20" style:family="table-column">
      <style:table-column-properties fo:break-before="auto" style:column-width="0.5799in"/>
    </style:style>
    <style:style style:name="co21" style:family="table-column">
      <style:table-column-properties fo:break-before="auto" style:column-width="0.5646in"/>
    </style:style>
    <style:style style:name="co22" style:family="table-column">
      <style:table-column-properties fo:break-before="auto" style:column-width="0.5953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402in"/>
    </style:style>
    <style:style style:name="co25" style:family="table-column">
      <style:table-column-properties fo:break-before="auto" style:column-width="0.6189in"/>
    </style:style>
    <style:style style:name="co26" style:family="table-column">
      <style:table-column-properties fo:break-before="auto" style:column-width="0.4256in"/>
    </style:style>
    <style:style style:name="co27" style:family="table-column">
      <style:table-column-properties fo:break-before="auto" style:column-width="0.3563in"/>
    </style:style>
    <style:style style:name="co28" style:family="table-column">
      <style:table-column-properties fo:break-before="auto" style:column-width="0.4409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8in" svg:height="3.5469in" svg:x="22.0996in" svg:y="3.044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number-columns-repeated="7" table:default-cell-style-name="Default"/>
        <table:table-row table:style-name="ro1">
          <table:table-cell office:value-type="string" calcext:value-type="string">
            <text:p>HitId</text:p>
          </table:table-cell>
          <table:table-cell/>
          <table:table-cell office:value-type="string" calcext:value-type="string">
            <text:p>SawTri</text:p>
          </table:table-cell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ondering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moving.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watching.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3]));0;1)" office:value-type="float" office:value="0" calcext:value-type="float">
            <text:p>0</text:p>
          </table:table-cell>
          <table:table-cell office:value-type="string" calcext:value-type="string">
            <text:p>Square,Oval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N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4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fun.</text:p>
          </table:table-cell>
          <table:table-cell office:value-type="string" calcext:value-type="string">
            <text:p>No.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5]));0;1)" office:value-type="float" office:value="1" calcext:value-type="float">
            <text:p>1</text:p>
          </table:table-cell>
          <table:table-cell office:value-type="string" calcext:value-type="string">
            <text:p>Square,Oval,Triangle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ccer.</text:p>
          </table:table-cell>
          <table:table-cell office:value-type="string" calcext:value-type="string">
            <text:p>That'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ought.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aroun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6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thrown.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te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7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ircle.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8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ocusin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ocusing</text:p>
          </table:table-cell>
          <table:table-cell office:value-type="string" calcext:value-type="string">
            <text:p>intensel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9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Watchin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0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observing</text:p>
          </table:table-cell>
          <table:table-cell office:value-type="string" calcext:value-type="string">
            <text:p>No, just watching the scre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1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wasnt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zonin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watch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2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3 Black squares, 3 White squares, 2 white circles, the white circles don't have a particular bounce pattern, a black triangle showed up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video.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3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noticing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N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4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This is weird. And why isn't there a time indicator? The white square illuminate upon impact, but not the black squares.</text:p>
          </table:table-cell>
          <table:table-cell office:value-type="string" calcext:value-type="string">
            <text:p>No, just watching the video.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5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no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6]));0;1)" office:value-type="float" office:value="1" calcext:value-type="float">
            <text:p>1</text:p>
          </table:table-cell>
          <table:table-cell office:value-type="string" calcext:value-type="string">
            <text:p>Square,Triangle</text:p>
          </table:table-cell>
          <table:table-cell office:value-type="string" calcext:value-type="string">
            <text:p>It looks like a more complex Pong. Then I wondered what that little random triangle was going to do, then it disappeared.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video.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7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questers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8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ondering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oncentratin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specific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orth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tice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riangl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19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dancing.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video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0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ishing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colorful.</text:p>
          </table:table-cell>
          <table:table-cell office:value-type="string" calcext:value-type="string">
            <text:p>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1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blockbreaker?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fall?</text:p>
          </table:table-cell>
          <table:table-cell office:value-type="string" calcext:value-type="string">
            <text:p>No, just watching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2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strange.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ally.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3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playing.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intent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4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no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5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onderin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bout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reminde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game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are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ollowed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yes.</text:p>
          </table:table-cell>
          <table:table-cell table:number-columns-repeated="3"/>
          <table:table-cell office:value-type="string" calcext:value-type="string">
            <text:p>Gamma-half</text:p>
          </table:table-cell>
          <table:table-cell table:formula="of:=SQRT(PI())" office:value-type="float" office:value="1.77245385090552" calcext:value-type="float">
            <text:p>1.7724538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6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l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7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appear?</text:p>
          </table:table-cell>
          <table:table-cell/>
          <table:table-cell office:value-type="string" calcext:value-type="string">
            <text:p>Breathing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8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other.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video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29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Nothing, really. it looked like they were having 'fun'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it.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30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other.</text:p>
          </table:table-cell>
          <table:table-cell/>
          <table:table-cell office:value-type="string" calcext:value-type="string">
            <text:p>I was not, just being observant. </text:p>
          </table:table-cell>
          <table:table-cell table:number-columns-repeated="8"/>
          <table:table-cell office:value-type="string" calcext:value-type="string">
            <text:p>b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bal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K=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S1L4CQSFW410F0A6TLI1KW4TKEFAL</text:p>
          </table:table-cell>
          <table:table-cell/>
          <table:table-cell table:formula="of:=IF(ISERROR(SEARCH(&quot;Triangle&quot;;[.D31]));0;1)" office:value-type="float" office:value="1" calcext:value-type="float">
            <text:p>1</text:p>
          </table:table-cell>
          <table:table-cell office:value-type="string" calcext:value-type="string">
            <text:p>Square,Oval,Triangle</text:p>
          </table:table-cell>
          <table:table-cell office:value-type="string" calcext:value-type="string">
            <text:p>Wondering what this was about and worrying about the needlessly short HIT timer. <text:s/>Seriously, you need to increase the timer on this HIT.</text:p>
          </table:table-cell>
          <table:table-cell office:value-type="string" calcext:value-type="string">
            <text:p>Watch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video.</text:p>
          </table:table-cell>
          <table:table-cell table:number-columns-repeated="17"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number-columns-repeated="3"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/>
          <table:table-cell table:formula="of:=SUM([.AM32:.AN33])" office:value-type="float" office:value="1.83150183150183" calcext:value-type="float">
            <text:p>1.83150183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table:formula="of:=[.W32]/30" office:value-type="float" office:value="0.733333333333333" calcext:value-type="float">
            <text:p>0.7333333333</text:p>
          </table:table-cell>
          <table:table-cell table:formula="of:=FACT([.W32]+[.W34])+FACT([.W33]+[.W35])+FACT([.W32]+[.W33])+FACT([.W34]+[.W35])" office:value-type="float" office:value="2.0397882081198E+046" calcext:value-type="float">
            <text:p>2039788208119800000000000000000000000000000000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formula="of:=COUNTIF([.C2:.C31];0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SUM([.Z32:.AB32])"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SUM([.AF32:.AG32])" office:value-type="float" office:value="39" calcext:value-type="float">
            <text:p>39</text:p>
          </table:table-cell>
          <table:table-cell table:formula="of:=1/(SQRT(2)*[.AK25])*(1/SQRT([.AI31]))*EXP(-([.AI31]/2))" office:value-type="float" office:value="0.11797794242704" calcext:value-type="float">
            <text:p>0.1179779424</text:p>
          </table:table-cell>
          <table:table-cell table:formula="of:=([.$AH32]/[.$AH$34])*([.AF$34]/[.$AH$34])*[.$AH$34]" office:value-type="float" office:value="19.5" calcext:value-type="float">
            <text:p>19.5</text:p>
          </table:table-cell>
          <table:table-cell table:formula="of:=([.$AH32]/[.$AH$34])*([.AG$34]/[.$AH$34])*[.$AH$34]" office:value-type="float" office:value="19.5" calcext:value-type="float">
            <text:p>19.5</text:p>
          </table:table-cell>
          <table:table-cell/>
          <table:table-cell table:formula="of:=([.AF32]-[.AJ32])^2/[.AJ32]" office:value-type="float" office:value="0.320512820512821" calcext:value-type="float">
            <text:p>0.3205128205</text:p>
          </table:table-cell>
          <table:table-cell table:formula="of:=([.AG32]-[.AK32])^2/[.AK32]" office:value-type="float" office:value="0.320512820512821" calcext:value-type="float">
            <text:p>0.3205128205</text:p>
          </table:table-cell>
        </table:table-row>
        <table:table-row table:style-name="ro1">
          <table:table-cell office:value-type="string" calcext:value-type="string">
            <text:p>V=1 ball?</text:p>
          </table:table-cell>
          <table:table-cell office:value-type="string" calcext:value-type="string">
            <text:p>p</text:p>
          </table:table-cell>
          <table:table-cell/>
          <table:table-cell table:formula="of:=[.W33]/30" office:value-type="float" office:value="0.266666666666667" calcext:value-type="float">
            <text:p>0.2666666667</text:p>
          </table:table-cell>
          <table:table-cell table:formula="of:=FACT([.W32])+FACT([.W33])+FACT([.W34])+FACT([.W35])+FACT(SUM([.W32:.W35]))" office:value-type="float" office:value="8.32098711274139E+081" calcext:value-type="float">
            <text:p>8320987112741390000000000000000000000000000000000000000000000000000000000000000000</text:p>
          </table:table-cell>
          <table:table-cell office:value-type="string" calcext:value-type="string">
            <text:p>phat</text:p>
          </table:table-cell>
          <table:table-cell table:formula="of:=([.D33]*30+[.D34]*30)/60" office:value-type="float" office:value="0.416666666666667" calcext:value-type="float">
            <text:p>0.4166666667</text:p>
          </table:table-cell>
          <table:table-cell table:formula="of:=([.D33]-[.D35])/SQRT([.G35]*(1-[.G35])*(2/30))" office:value-type="float" office:value="-1.45968552030286" calcext:value-type="float">
            <text:p>-1.459685520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COUNTIF([.C2:.C31];1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SUM([.Z33:.AB33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AF33:.AG33])" office:value-type="float" office:value="21" calcext:value-type="float">
            <text:p>21</text:p>
          </table:table-cell>
          <table:table-cell/>
          <table:table-cell table:formula="of:=([.$AH33]/[.$AH$34])*([.AF$34]/[.$AH$34])*[.$AH$34]" office:value-type="float" office:value="10.5" calcext:value-type="float">
            <text:p>10.5</text:p>
          </table:table-cell>
          <table:table-cell table:formula="of:=([.$AH33]/[.$AH$34])*([.AG$34]/[.$AH$34])*[.$AH$34]" office:value-type="float" office:value="10.5" calcext:value-type="float">
            <text:p>10.5</text:p>
          </table:table-cell>
          <table:table-cell/>
          <table:table-cell table:formula="of:=([.AF33]-[.AJ33])^2/[.AJ33]" office:value-type="float" office:value="0.595238095238095" calcext:value-type="float">
            <text:p>0.5952380952</text:p>
          </table:table-cell>
          <table:table-cell table:formula="of:=([.AG33]-[.AK33])^2/[.AK33]" office:value-type="float" office:value="0.595238095238095" calcext:value-type="float">
            <text:p>0.5952380952</text:p>
          </table:table-cell>
        </table:table-row>
        <table:table-row table:style-name="ro1">
          <table:table-cell office:value-type="string" calcext:value-type="string">
            <text:p>V=0 none</text:p>
          </table:table-cell>
          <table:table-cell office:value-type="string" calcext:value-type="string">
            <text:p>q</text:p>
          </table:table-cell>
          <table:table-cell/>
          <table:table-cell table:formula="of:=[.W34]/30" office:value-type="float" office:value="0.566666666666667" calcext:value-type="float">
            <text:p>0.5666666667</text:p>
          </table:table-cell>
          <table:table-cell table:formula="of:=[.E32]/[.E33]" office:value-type="float" office:value="2.45137767969428E-036" calcext:value-type="float">
            <text:p>2.45137767969428E-036</text:p>
          </table:table-cell>
          <table:table-cell office:value-type="string" calcext:value-type="string">
            <text:p>&lt;-FISH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COUNTIF([.C38:.C67];0)" office:value-type="float" office:value="17" calcext:value-type="float">
            <text:p>17</text:p>
          </table:table-cell>
          <table:table-cell table:number-columns-repeated="2"/>
          <table:table-cell table:formula="of:=SUM([.Z32:.Z33])" office:value-type="float" office:value="30" calcext:value-type="float">
            <text:p>30</text:p>
          </table:table-cell>
          <table:table-cell table:formula="of:=SUM([.AA32:.AA33])" office:value-type="float" office:value="30" calcext:value-type="float">
            <text:p>30</text:p>
          </table:table-cell>
          <table:table-cell table:formula="of:=SUM([.AB32:.AB33])" office:value-type="float" office:value="30" calcext:value-type="float">
            <text:p>30</text:p>
          </table:table-cell>
          <table:table-cell table:formula="of:=SUM([.AC32:.AC33])" office:value-type="float" office:value="90" calcext:value-type="float">
            <text:p>90</text:p>
          </table:table-cell>
          <table:table-cell table:number-columns-repeated="2"/>
          <table:table-cell table:formula="of:=SUM([.AF32:.AF33])" office:value-type="float" office:value="30" calcext:value-type="float">
            <text:p>30</text:p>
          </table:table-cell>
          <table:table-cell table:formula="of:=SUM([.AG32:.AG33])" office:value-type="float" office:value="30" calcext:value-type="float">
            <text:p>30</text:p>
          </table:table-cell>
          <table:table-cell table:formula="of:=SUM([.AF34:.AG34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=2 char</text:p>
          </table:table-cell>
          <table:table-cell office:value-type="string" calcext:value-type="string">
            <text:p>p</text:p>
          </table:table-cell>
          <table:table-cell/>
          <table:table-cell table:formula="of:=[.W35]/30" office:value-type="float" office:value="0.433333333333333" calcext:value-type="float">
            <text:p>0.4333333333</text:p>
          </table:table-cell>
          <table:table-cell table:style-name="ce1" table:formula="of:=[.D33]*[.D32]" office:value-type="float" office:value="0.195555555555556" calcext:value-type="float">
            <text:p>0.1955555556</text:p>
          </table:table-cell>
          <table:table-cell office:value-type="float" office:value="1" calcext:value-type="float">
            <text:p>1</text:p>
          </table:table-cell>
          <table:table-cell table:formula="of:=[.D33]" office:value-type="float" office:value="0.266666666666667" calcext:value-type="float">
            <text:p>0.2666666667</text:p>
          </table:table-cell>
          <table:table-cell table:formula="of:=[.E35]" office:value-type="float" office:value="0.195555555555556" calcext:value-type="float">
            <text:p>0.1955555556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2" table:formula="of:=COUNTIF([.C38:.C67];1)"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ball</text:p>
          </table:table-cell>
          <table:table-cell office:value-type="string" calcext:value-type="string">
            <text:p>ch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table:formula="of:=[.W36]/30" office:value-type="float" office:value="0.466666666666667" calcext:value-type="float">
            <text:p>0.4666666667</text:p>
          </table:table-cell>
          <table:table-cell table:style-name="ce1" table:formula="of:=[.D34]*[.D35]" office:value-type="float" office:value="0.245555555555556" calcext:value-type="float">
            <text:p>0.2455555556</text:p>
          </table:table-cell>
          <table:table-cell office:value-type="float" office:value="2" calcext:value-type="float">
            <text:p>2</text:p>
          </table:table-cell>
          <table:table-cell table:formula="of:=[.D35]" office:value-type="float" office:value="0.433333333333333" calcext:value-type="float">
            <text:p>0.4333333333</text:p>
          </table:table-cell>
          <table:table-cell table:formula="of:=[.E36]" office:value-type="float" office:value="0.245555555555556" calcext:value-type="float">
            <text:p>0.2455555556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COUNTIF([.C73:.C102]; 0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$AC32]/[.$AC$34])*([.Z$34]/[.$AC$34])*[.$AC$34]" office:value-type="float" office:value="17.6666666666667" calcext:value-type="float">
            <text:p>17.6666666667</text:p>
          </table:table-cell>
          <table:table-cell table:formula="of:=([.$AC32]/[.$AC$34])*([.AA$34]/[.$AC$34])*[.$AC$34]" office:value-type="float" office:value="17.6666666666667" calcext:value-type="float">
            <text:p>17.6666666667</text:p>
          </table:table-cell>
          <table:table-cell table:formula="of:=([.$AC32]/[.$AC$34])*([.AB$34]/[.$AC$34])*[.$AC$34]" office:value-type="float" office:value="17.6666666666667" calcext:value-type="float">
            <text:p>17.6666666667</text:p>
          </table:table-cell>
          <table:table-cell table:number-columns-repeated="3"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3</text:p>
          </table:table-cell>
          <table:table-cell/>
          <table:table-cell table:formula="of:=SUM([.AM37:.AN38])" office:value-type="float" office:value="4.44444444444444" calcext:value-type="float">
            <text:p>4.44444444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table:formula="of:=[.W37]/30" office:value-type="float" office:value="0.533333333333333" calcext:value-type="float">
            <text:p>0.5333333333</text:p>
          </table:table-cell>
          <table:table-cell table:style-name="ce1" table:formula="of:=[.D36]*[.D37]" office:value-type="float" office:value="0.248888888888889" calcext:value-type="float">
            <text:p>0.2488888889</text:p>
          </table:table-cell>
          <table:table-cell office:value-type="float" office:value="3" calcext:value-type="float">
            <text:p>3</text:p>
          </table:table-cell>
          <table:table-cell table:formula="of:=[.D37]" office:value-type="float" office:value="0.533333333333333" calcext:value-type="float">
            <text:p>0.5333333333</text:p>
          </table:table-cell>
          <table:table-cell table:formula="of:=[.E37]" office:value-type="float" office:value="0.248888888888889" calcext:value-type="float">
            <text:p>0.248888888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2" table:formula="of:=COUNTIF([.C73:.C102]; 1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AC33]/[.$AC$34])*([.Z$34]/[.$AC$34])*[.$AC$34]" office:value-type="float" office:value="12.3333333333333" calcext:value-type="float">
            <text:p>12.3333333333</text:p>
          </table:table-cell>
          <table:table-cell table:formula="of:=([.$AC33]/[.$AC$34])*([.AA$34]/[.$AC$34])*[.$AC$34]" office:value-type="float" office:value="12.3333333333333" calcext:value-type="float">
            <text:p>12.3333333333</text:p>
          </table:table-cell>
          <table:table-cell table:formula="of:=([.$AC33]/[.$AC$34])*([.AB$34]/[.$AC$34])*[.$AC$34]" office:value-type="float" office:value="12.3333333333333" calcext:value-type="float">
            <text:p>12.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SUM([.AF37:.AG37])" office:value-type="float" office:value="36" calcext:value-type="float">
            <text:p>36</text:p>
          </table:table-cell>
          <table:table-cell table:formula="of:=1/(SQRT(2)*[.AK25])*(1/SQRT([.AI36]))*EXP(-([.AI36]/2))" office:value-type="float" office:value="0.0205070162803651" calcext:value-type="float">
            <text:p>0.0205070163</text:p>
          </table:table-cell>
          <table:table-cell table:formula="of:=([.$AH37]/[.$AH$39])*([.AF$39]/[.$AH$39])*[.$AH$39]" office:value-type="float" office:value="18" calcext:value-type="float">
            <text:p>18</text:p>
          </table:table-cell>
          <table:table-cell table:formula="of:=([.$AH37]/[.$AH$39])*([.AG$39]/[.$AH$39])*[.$AH$39]" office:value-type="float" office:value="18" calcext:value-type="float">
            <text:p>18</text:p>
          </table:table-cell>
          <table:table-cell/>
          <table:table-cell table:formula="of:=([.AF37]-[.AJ37])^2/[.AJ37]" office:value-type="float" office:value="0.888888888888889" calcext:value-type="float">
            <text:p>0.8888888889</text:p>
          </table:table-cell>
          <table:table-cell table:formula="of:=([.AG37]-[.AK37])^2/[.AK37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38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SUM([.AF38:.AG38])" office:value-type="float" office:value="24" calcext:value-type="float">
            <text:p>24</text:p>
          </table:table-cell>
          <table:table-cell/>
          <table:table-cell table:formula="of:=([.$AH38]/[.$AH$39])*([.AF$39]/[.$AH$39])*[.$AH$39]" office:value-type="float" office:value="12" calcext:value-type="float">
            <text:p>12</text:p>
          </table:table-cell>
          <table:table-cell table:formula="of:=([.$AH38]/[.$AH$39])*([.AG$39]/[.$AH$39])*[.$AH$39]" office:value-type="float" office:value="12" calcext:value-type="float">
            <text:p>12</text:p>
          </table:table-cell>
          <table:table-cell/>
          <table:table-cell table:formula="of:=([.AF38]-[.AJ38])^2/[.AJ38]" office:value-type="float" office:value="1.33333333333333" calcext:value-type="float">
            <text:p>1.3333333333</text:p>
          </table:table-cell>
          <table:table-cell table:formula="of:=([.AG38]-[.AK38])^2/[.AK38]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39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y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formula="of:=([.Z32]-[.Z36])*([.Z32]-[.Z36])/[.Z36]" office:value-type="float" office:value="1.06289308176101" calcext:value-type="float">
            <text:p>1.0628930818</text:p>
          </table:table-cell>
          <table:table-cell table:formula="of:=([.AA32]-[.AA36])*([.AA32]-[.AA36])/[.AA36]" office:value-type="float" office:value="0.0251572327044026" calcext:value-type="float">
            <text:p>0.0251572327</text:p>
          </table:table-cell>
          <table:table-cell table:formula="of:=([.AB32]-[.AB36])*([.AB32]-[.AB36])/[.AB36]" office:value-type="float" office:value="0.761006289308177" calcext:value-type="float">
            <text:p>0.7610062893</text:p>
          </table:table-cell>
          <table:table-cell table:number-columns-repeated="3"/>
          <table:table-cell table:formula="of:=SUM([.AF37:.AF38])" office:value-type="float" office:value="30" calcext:value-type="float">
            <text:p>30</text:p>
          </table:table-cell>
          <table:table-cell table:formula="of:=SUM([.AG37:.AG38])" office:value-type="float" office:value="30" calcext:value-type="float">
            <text:p>30</text:p>
          </table:table-cell>
          <table:table-cell table:formula="of:=SUM([.AF39:.AG39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0]));0;1)" office:value-type="float" office:value="1" calcext:value-type="float">
            <text:p>1</text:p>
          </table:table-cell>
          <table:table-cell office:value-type="string" calcext:value-type="string">
            <text:p>Square,Triangle</text:p>
          </table:table-cell>
          <table:table-cell office:value-type="string" calcext:value-type="string">
            <text:p>I was curious as to what I was seeing. Also I was wondering if the white squares were turning gray, and vice versa, or if it was just my eyes playing tricks on me. 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formula="of:=([.Z33]-[.Z37])*([.Z33]-[.Z37])/[.Z37]" office:value-type="float" office:value="1.52252252252252" calcext:value-type="float">
            <text:p>1.5225225225</text:p>
          </table:table-cell>
          <table:table-cell table:formula="of:=([.AA33]-[.AA37])*([.AA33]-[.AA37])/[.AA37]" office:value-type="float" office:value="0.0360360360360364" calcext:value-type="float">
            <text:p>0.036036036</text:p>
          </table:table-cell>
          <table:table-cell table:formula="of:=([.AB33]-[.AB37])*([.AB33]-[.AB37])/[.AB37]" office:value-type="float" office:value="1.09009009009009" calcext:value-type="float">
            <text:p>1.0900900901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ch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1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s this some kind of game, like are people controlling the squares to prevent the circles from bouncing off screen, or what?</text:p>
          </table:table-cell>
          <table:table-cell table:number-columns-repeated="26"/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/>
          <table:table-cell table:formula="of:=SUM([.AM42:.AN43])" office:value-type="float" office:value="0.600667408231368" calcext:value-type="float">
            <text:p>0.6006674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2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Trying</text:p>
          </table:table-cell>
          <table:table-cell table:number-columns-repeated="21"/>
          <table:table-cell table:style-name="ce3" office:value-type="string" calcext:value-type="string">
            <text:p>k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SUM([.AF42:.AG42])" office:value-type="float" office:value="31" calcext:value-type="float">
            <text:p>31</text:p>
          </table:table-cell>
          <table:table-cell table:style-name="ce2" table:formula="of:=1/(SQRT(2)*[.AK25])*(1/SQRT([.AI41]))*EXP(-([.AI41]/2))" office:value-type="float" office:value="0.381206029617078" calcext:value-type="float">
            <text:p>0.3812060296</text:p>
          </table:table-cell>
          <table:table-cell table:formula="of:=([.$AH42]/[.$AH$44])*([.AF$44]/[.$AH$44])*[.$AH$44]" office:value-type="float" office:value="15.5" calcext:value-type="float">
            <text:p>15.5</text:p>
          </table:table-cell>
          <table:table-cell table:formula="of:=([.$AH42]/[.$AH$44])*([.AG$44]/[.$AH$44])*[.$AH$44]" office:value-type="float" office:value="15.5" calcext:value-type="float">
            <text:p>15.5</text:p>
          </table:table-cell>
          <table:table-cell/>
          <table:table-cell table:formula="of:=([.AF42]-[.AJ42])^2/[.AJ42]" office:value-type="float" office:value="0.14516129032258" calcext:value-type="float">
            <text:p>0.1451612903</text:p>
          </table:table-cell>
          <table:table-cell table:formula="of:=([.AG42]-[.AK42])^2/[.AK42]" office:value-type="float" office:value="0.145161290322581" calcext:value-type="float">
            <text:p>0.1451612903</text:p>
          </table:table-cell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3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table:number-columns-repeated="19"/>
          <table:table-cell table:style-name="ce3" office:value-type="string" calcext:value-type="string">
            <text:p>z=</text:p>
          </table:table-cell>
          <table:table-cell table:formula="of:=SUM([.Z39:.AB40])" office:value-type="float" office:value="4.49770525242223" calcext:value-type="float">
            <text:p>4.4977052524</text:p>
          </table:table-cell>
          <table:table-cell/>
          <table:table-cell table:formula="of:=0.5*EXP(-([.Z43]/2))" office:value-type="float" office:value="0.0527601131366584" calcext:value-type="float">
            <text:p>0.0527601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SUM([.AF43:.AG43])" office:value-type="float" office:value="29" calcext:value-type="float">
            <text:p>29</text:p>
          </table:table-cell>
          <table:table-cell/>
          <table:table-cell table:formula="of:=([.$AH43]/[.$AH$44])*([.AF$44]/[.$AH$44])*[.$AH$44]" office:value-type="float" office:value="14.5" calcext:value-type="float">
            <text:p>14.5</text:p>
          </table:table-cell>
          <table:table-cell table:formula="of:=([.$AH43]/[.$AH$44])*([.AG$44]/[.$AH$44])*[.$AH$44]" office:value-type="float" office:value="14.5" calcext:value-type="float">
            <text:p>14.5</text:p>
          </table:table-cell>
          <table:table-cell/>
          <table:table-cell table:formula="of:=([.AF43]-[.AJ43])^2/[.AJ43]" office:value-type="float" office:value="0.155172413793103" calcext:value-type="float">
            <text:p>0.1551724138</text:p>
          </table:table-cell>
          <table:table-cell table:formula="of:=([.AG43]-[.AK43])^2/[.AK43]" office:value-type="float" office:value="0.155172413793103" calcext:value-type="float">
            <text:p>0.1551724138</text:p>
          </table:table-cell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4]));0;1)" office:value-type="float" office:value="1" calcext:value-type="float">
            <text:p>1</text:p>
          </table:table-cell>
          <table:table-cell office:value-type="string" calcext:value-type="string">
            <text:p>Square,Triangle</text:p>
          </table:table-cell>
          <table:table-cell office:value-type="string" calcext:value-type="string">
            <text:p>What's happening, who's winning?</text:p>
          </table:table-cell>
          <table:table-cell table:number-columns-repeated="26"/>
          <table:table-cell table:formula="of:=SUM([.AF42:.AF43])" office:value-type="float" office:value="30" calcext:value-type="float">
            <text:p>30</text:p>
          </table:table-cell>
          <table:table-cell table:formula="of:=SUM([.AG42:.AG43])" office:value-type="float" office:value="30" calcext:value-type="float">
            <text:p>30</text:p>
          </table:table-cell>
          <table:table-cell table:formula="of:=SUM([.AF44:.AG44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5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6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7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Thi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8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49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0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 was thinking about whether the movements were intentional or random, if the squares could have been playing a game with each other.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1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"This looks like abstract ping pong"</text:p>
            <text:p>"I wonder what questions I'll have to answer"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2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ooks like basketball, ot the flying karamazovs, a juggling troup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3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4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5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a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6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7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 was thinking "I wonder what is going on."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8]));0;1)" office:value-type="float" office:value="1" calcext:value-type="float">
            <text:p>1</text:p>
          </table:table-cell>
          <table:table-cell office:value-type="string" calcext:value-type="string">
            <text:p>Rectangle,Triangle,Circle</text:p>
          </table:table-cell>
          <table:table-cell office:value-type="string" calcext:value-type="string">
            <text:p>pi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59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HA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0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Curiou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1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2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3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 was wondering if I was supposed to keep track of which squares were bouncing the balls, or if I was supposed to keep track of just the balls. <text:s/>Then I wondered if I was supposed to keep track of anything at all, or maybe just remember the colors or shapes.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4]));0;1)" office:value-type="float" office:value="1" calcext:value-type="float">
            <text:p>1</text:p>
          </table:table-cell>
          <table:table-cell office:value-type="string" calcext:value-type="string">
            <text:p>Triangle,Circle</text:p>
          </table:table-cell>
          <table:table-cell office:value-type="string" calcext:value-type="string">
            <text:p>I was confused, but then </text:p>
            <text:p>I saw the squares passing the "circles" to their own color, and a triangle appeared at the edge of screen, then </text:p>
            <text:p>"walked" back out of sight. I also picked square in the first question, not sure why its not showing up. 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5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6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3QHITW7OYN8YR4QJK9WCDJ0I0MNAQA</text:p>
          </table:table-cell>
          <table:table-cell/>
          <table:table-cell table:formula="of:=IF(ISERROR(SEARCH(&quot;Triangle&quot;;[.D67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at</text:p>
          </table:table-cell>
          <table:table-cell table:number-columns-repeated="35"/>
        </table:table-row>
        <table:table-row table:style-name="ro1" table:number-rows-repeated="5">
          <table:table-cell table:number-columns-repeated="40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73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i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74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ough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75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wondering</text:p>
          </table:table-cell>
          <table:table-cell office:value-type="string" calcext:value-type="string">
            <text:p>whic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76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e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77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78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79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t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0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ok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1]));0;1)" office:value-type="float" office:value="1" calcext:value-type="float">
            <text:p>1</text:p>
          </table:table-cell>
          <table:table-cell office:value-type="string" calcext:value-type="string">
            <text:p>Square,Triang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2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Peaceful, looks like the shapes are playing a game. </text:p>
          </table:table-cell>
          <table:table-cell office:value-type="string" calcext:value-type="string">
            <text:p>No, just watching the video. Also, was trying to figure out if there was sound, as the description didn't say if there was our not. 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3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4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the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5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6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ok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7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t looked like a passing game and the triangle came into the room, saw it was not a square and left.</text:p>
          </table:table-cell>
          <table:table-cell office:value-type="string" calcext:value-type="string">
            <text:p>Watch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8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s this a game of keep-away, or multiple games of catch? I thought it was interesting how the circle's color changed depending on what square they were by. </text:p>
          </table:table-cell>
          <table:table-cell office:value-type="string" calcext:value-type="string">
            <text:p>I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89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0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 was trying to see if the colors were playing fair among themselves, to see if they were prejudice due to color. It did not appear that they are. I wondered how that triangle fit in...</text:p>
          </table:table-cell>
          <table:table-cell office:value-type="string" calcext:value-type="string">
            <text:p>No, just watching the circles mostly. 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1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2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ooke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3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ar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4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t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5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hrow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6]));0;1)" office:value-type="float" office:value="0" calcext:value-type="float">
            <text:p>0</text:p>
          </table:table-cell>
          <table:table-cell office:value-type="string" calcext:value-type="string">
            <text:p>Square,Circl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i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7]));0;1)" office:value-type="float" office:value="1" calcext:value-type="float">
            <text:p>1</text:p>
          </table:table-cell>
          <table:table-cell office:value-type="string" calcext:value-type="string">
            <text:p>Square,Triangl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i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8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look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99]));0;1)" office:value-type="float" office:value="1" calcext:value-type="float">
            <text:p>1</text:p>
          </table:table-cell>
          <table:table-cell office:value-type="string" calcext:value-type="string">
            <text:p>Square,Triangle,Circ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100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a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101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M93N4X8HJML5D806JYU1II28X2SJX</text:p>
          </table:table-cell>
          <table:table-cell/>
          <table:table-cell table:formula="of:=IF(ISERROR(SEARCH(&quot;Triangle&quot;;[.D102]));0;1)" office:value-type="float" office:value="0" calcext:value-type="float">
            <text:p>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he squares were competing, three teams--white, gray, black.</text:p>
          </table:table-cell>
          <table:table-cell office:value-type="string" calcext:value-type="string">
            <text:p>Only</text:p>
          </table:table-cell>
          <table:table-cell table:number-columns-repeated="34"/>
        </table:table-row>
      </table:table>
      <table:named-expressions/>
      <table:database-ranges>
        <table:database-range table:name="__Anonymous_Sheet_DB__0" table:target-range-address="Sheet1.B1:Sheet1.B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21:37:16.641733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21:41:40.861189529</dc:date>
    <dc:creator>Nick DP</dc:creator>
    <meta:generator>LibreOffice/4.2.8.2$Linux_X86_64 LibreOffice_project/420m0$Build-2</meta:generator>
    <meta:editing-duration>PT13M54S</meta:editing-duration>
    <meta:editing-cycles>5</meta:editing-cycles>
    <meta:document-statistic meta:table-count="1" meta:cell-count="8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cm" svg:y="0cm" svg:width="0cm" svg:height="0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